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02in"/>
    </style:style>
    <style:style style:name="co2" style:family="table-column">
      <style:table-column-properties fo:break-before="auto" style:column-width="6.3516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54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Gene stable ID</text:p>
          </table:table-cell>
          <table:table-cell table:style-name="ce1" office:value-type="string">
            <text:p>Gene description</text:p>
          </table:table-cell>
          <table:table-cell table:style-name="ce1" office:value-type="string">
            <text:p>Gene name</text:p>
          </table:table-cell>
        </table:table-row>
        <table:table-row table:style-name="ro1">
          <table:table-cell office:value-type="string">
            <text:p>ENSG00000165949</text:p>
          </table:table-cell>
          <table:table-cell office:value-type="string">
            <text:p>interferon alpha inducible protein 27 [Source:HGNC Symbol;Acc:HGNC:5397]</text:p>
          </table:table-cell>
          <table:table-cell office:value-type="string">
            <text:p>IFI27</text:p>
          </table:table-cell>
        </table:table-row>
        <table:table-row table:style-name="ro1">
          <table:table-cell office:value-type="string">
            <text:p>ENSG00000160932</text:p>
          </table:table-cell>
          <table:table-cell office:value-type="string">
            <text:p>lymphocyte antigen 6 family member E [Source:HGNC Symbol;Acc:HGNC:6727]</text:p>
          </table:table-cell>
          <table:table-cell office:value-type="string">
            <text:p>LY6E</text:p>
          </table:table-cell>
        </table:table-row>
        <table:table-row table:style-name="ro2">
          <table:table-cell office:value-type="string">
            <text:p>ENSG00000133106</text:p>
          </table:table-cell>
          <table:table-cell office:value-type="string">
            <text:p>epithelial stromal interaction 1 [Source:HGNC Symbol;Acc:HGNC:16465]</text:p>
          </table:table-cell>
          <table:table-cell office:value-type="string">
            <text:p>EPSTI1</text:p>
          </table:table-cell>
        </table:table-row>
        <table:table-row table:style-name="ro1">
          <table:table-cell office:value-type="string">
            <text:p>ENSG00000004468</text:p>
          </table:table-cell>
          <table:table-cell office:value-type="string">
            <text:p>CD38 molecule [Source:HGNC Symbol;Acc:HGNC:1667]</text:p>
          </table:table-cell>
          <table:table-cell office:value-type="string">
            <text:p>CD38</text:p>
          </table:table-cell>
        </table:table-row>
        <table:table-row table:style-name="ro2">
          <table:table-cell office:value-type="string">
            <text:p>ENSG00000115155</text:p>
          </table:table-cell>
          <table:table-cell office:value-type="string">
            <text:p>otoferlin [Source:HGNC Symbol;Acc:HGNC:8515]</text:p>
          </table:table-cell>
          <table:table-cell office:value-type="string">
            <text:p>OTOF</text:p>
          </table:table-cell>
        </table:table-row>
        <table:table-row table:style-name="ro2">
          <table:table-cell office:value-type="string">
            <text:p>ENSG00000171848</text:p>
          </table:table-cell>
          <table:table-cell office:value-type="string">
            <text:p>ribonucleotide reductase regulatory subunit M2 [Source:HGNC Symbol;Acc:HGNC:10452]</text:p>
          </table:table-cell>
          <table:table-cell office:value-type="string">
            <text:p>RRM2</text:p>
          </table:table-cell>
        </table:table-row>
        <table:table-row table:style-name="ro2">
          <table:table-cell office:value-type="string">
            <text:p>ENSG00000111331</text:p>
          </table:table-cell>
          <table:table-cell office:value-type="string">
            <text:p>2'-5'-oligoadenylate synthetase 3 [Source:HGNC Symbol;Acc:HGNC:8088]</text:p>
          </table:table-cell>
          <table:table-cell office:value-type="string">
            <text:p>OAS3</text:p>
          </table:table-cell>
        </table:table-row>
        <table:table-row table:style-name="ro1">
          <table:table-cell office:value-type="string">
            <text:p>ENSG00000137959</text:p>
          </table:table-cell>
          <table:table-cell office:value-type="string">
            <text:p>interferon induced protein 44 like [Source:HGNC Symbol;Acc:HGNC:17817]</text:p>
          </table:table-cell>
          <table:table-cell office:value-type="string">
            <text:p>IFI44L</text:p>
          </table:table-cell>
        </table:table-row>
        <table:table-row table:style-name="ro1">
          <table:table-cell office:value-type="string">
            <text:p>ENSG00000165029</text:p>
          </table:table-cell>
          <table:table-cell office:value-type="string">
            <text:p>ATP binding cassette subfamily A member 1 [Source:HGNC Symbol;Acc:HGNC:29]</text:p>
          </table:table-cell>
          <table:table-cell office:value-type="string">
            <text:p>ABCA1</text:p>
          </table:table-cell>
        </table:table-row>
        <table:table-row table:style-name="ro1">
          <table:table-cell office:value-type="string">
            <text:p>ENSG00000137965</text:p>
          </table:table-cell>
          <table:table-cell office:value-type="string">
            <text:p>interferon induced protein 44 [Source:HGNC Symbol;Acc:HGNC:16938]</text:p>
          </table:table-cell>
          <table:table-cell office:value-type="string">
            <text:p>IFI44</text:p>
          </table:table-cell>
        </table:table-row>
        <table:table-row table:style-name="ro1">
          <table:table-cell office:value-type="string">
            <text:p>ENSG00000169679</text:p>
          </table:table-cell>
          <table:table-cell office:value-type="string">
            <text:p>BUB1 mitotic checkpoint serine/threonine kinase [Source:HGNC Symbol;Acc:HGNC:1148]</text:p>
          </table:table-cell>
          <table:table-cell office:value-type="string">
            <text:p>BUB1</text:p>
          </table:table-cell>
        </table:table-row>
        <table:table-row table:style-name="ro2">
          <table:table-cell office:value-type="string">
            <text:p>ENSG00000134321</text:p>
          </table:table-cell>
          <table:table-cell office:value-type="string">
            <text:p>radical S-adenosyl methionine domain containing 2 [Source:HGNC Symbol;Acc:HGNC:30908]</text:p>
          </table:table-cell>
          <table:table-cell office:value-type="string">
            <text:p>RSAD2</text:p>
          </table:table-cell>
        </table:table-row>
        <table:table-row table:style-name="ro2">
          <table:table-cell office:value-type="string">
            <text:p>ENSG00000089127</text:p>
          </table:table-cell>
          <table:table-cell office:value-type="string">
            <text:p>2'-5'-oligoadenylate synthetase 1 [Source:HGNC Symbol;Acc:HGNC:8086]</text:p>
          </table:table-cell>
          <table:table-cell office:value-type="string">
            <text:p>OAS1</text:p>
          </table:table-cell>
        </table:table-row>
        <table:table-row table:style-name="ro1">
          <table:table-cell office:value-type="string">
            <text:p>ENSG00000134326</text:p>
          </table:table-cell>
          <table:table-cell office:value-type="string">
            <text:p>cytidine/uridine monophosphate kinase 2 [Source:HGNC Symbol;Acc:HGNC:27015]</text:p>
          </table:table-cell>
          <table:table-cell office:value-type="string">
            <text:p>CMPK2</text:p>
          </table:table-cell>
        </table:table-row>
        <table:table-row table:style-name="ro2">
          <table:table-cell office:value-type="string">
            <text:p>ENSG00000104738</text:p>
          </table:table-cell>
          <table:table-cell office:value-type="string">
            <text:p>minichromosome maintenance complex component 4 [Source:HGNC Symbol;Acc:HGNC:6947]</text:p>
          </table:table-cell>
          <table:table-cell office:value-type="string">
            <text:p>MCM4</text:p>
          </table:table-cell>
        </table:table-row>
        <table:table-row table:style-name="ro1">
          <table:table-cell office:value-type="string">
            <text:p>ENSG00000148773</text:p>
          </table:table-cell>
          <table:table-cell office:value-type="string">
            <text:p>marker of proliferation Ki-67 [Source:HGNC Symbol;Acc:HGNC:7107]</text:p>
          </table:table-cell>
          <table:table-cell office:value-type="string">
            <text:p>MKI67</text:p>
          </table:table-cell>
        </table:table-row>
        <table:table-row table:style-name="ro1">
          <table:table-cell office:value-type="string">
            <text:p>ENSG00000225964</text:p>
          </table:table-cell>
          <table:table-cell office:value-type="string">
            <text:p>negative regulator of interferon response [Source:HGNC Symbol;Acc:HGNC:51269]</text:p>
          </table:table-cell>
          <table:table-cell office:value-type="string">
            <text:p>NRIR</text:p>
          </table:table-cell>
        </table:table-row>
        <table:table-row table:style-name="ro2">
          <table:table-cell office:value-type="string">
            <text:p>ENSG00000135114</text:p>
          </table:table-cell>
          <table:table-cell office:value-type="string">
            <text:p>2'-5'-oligoadenylate synthetase like [Source:HGNC Symbol;Acc:HGNC:8090]</text:p>
          </table:table-cell>
          <table:table-cell office:value-type="string">
            <text:p>OASL</text:p>
          </table:table-cell>
        </table:table-row>
        <table:table-row table:style-name="ro2">
          <table:table-cell office:value-type="string">
            <text:p>ENSG00000176890</text:p>
          </table:table-cell>
          <table:table-cell office:value-type="string">
            <text:p>thymidylate synthetase [Source:HGNC Symbol;Acc:HGNC:12441]</text:p>
          </table:table-cell>
          <table:table-cell office:value-type="string">
            <text:p>TYMS</text:p>
          </table:table-cell>
        </table:table-row>
        <table:table-row table:style-name="ro1">
          <table:table-cell office:value-type="string">
            <text:p>ENSG00000146670</text:p>
          </table:table-cell>
          <table:table-cell office:value-type="string">
            <text:p>cell division cycle associated 5 [Source:HGNC Symbol;Acc:HGNC:14626]</text:p>
          </table:table-cell>
          <table:table-cell office:value-type="string">
            <text:p>CDCA5</text:p>
          </table:table-cell>
        </table:table-row>
        <table:table-row table:style-name="ro1">
          <table:table-cell office:value-type="string">
            <text:p>ENSG00000274641</text:p>
          </table:table-cell>
          <table:table-cell office:value-type="string">
            <text:p>H2B clustered histone 17 [Source:HGNC Symbol;Acc:HGNC:4758]</text:p>
          </table:table-cell>
          <table:table-cell office:value-type="string">
            <text:p>H2BC17</text:p>
          </table:table-cell>
        </table:table-row>
        <table:table-row table:style-name="ro1">
          <table:table-cell office:value-type="string">
            <text:p>ENSG00000145386</text:p>
          </table:table-cell>
          <table:table-cell office:value-type="string">
            <text:p>cyclin A2 [Source:HGNC Symbol;Acc:HGNC:1578]</text:p>
          </table:table-cell>
          <table:table-cell office:value-type="string">
            <text:p>CCNA2</text:p>
          </table:table-cell>
        </table:table-row>
        <table:table-row table:style-name="ro1">
          <table:table-cell office:value-type="string">
            <text:p>ENSG00000196141</text:p>
          </table:table-cell>
          <table:table-cell office:value-type="string">
            <text:p>spermatogenesis associated serine rich 2 like [Source:HGNC Symbol;Acc:HGNC:24574]</text:p>
          </table:table-cell>
          <table:table-cell office:value-type="string">
            <text:p>SPATS2L</text:p>
          </table:table-cell>
        </table:table-row>
        <table:table-row table:style-name="ro1">
          <table:table-cell office:value-type="string">
            <text:p>ENSG00000282988</text:p>
          </table:table-cell>
          <table:table-cell office:value-type="string">
            <text:p>novel protein</text:p>
          </table:table-cell>
          <table:table-cell/>
        </table:table-row>
        <table:table-row table:style-name="ro1">
          <table:table-cell office:value-type="string">
            <text:p>ENSG00000122952</text:p>
          </table:table-cell>
          <table:table-cell office:value-type="string">
            <text:p>ZW10 interacting kinetochore protein [Source:HGNC Symbol;Acc:HGNC:13195]</text:p>
          </table:table-cell>
          <table:table-cell office:value-type="string">
            <text:p>ZWINT</text:p>
          </table:table-cell>
        </table:table-row>
        <table:table-row table:style-name="ro1">
          <table:table-cell office:value-type="string">
            <text:p>ENSG00000121236</text:p>
          </table:table-cell>
          <table:table-cell office:value-type="string">
            <text:p>tripartite motif containing 6 [Source:HGNC Symbol;Acc:HGNC:16277]</text:p>
          </table:table-cell>
          <table:table-cell office:value-type="string">
            <text:p>TRIM6</text:p>
          </table:table-cell>
        </table:table-row>
        <table:table-row table:style-name="ro1">
          <table:table-cell office:value-type="string">
            <text:p>ENSG00000214548</text:p>
          </table:table-cell>
          <table:table-cell office:value-type="string">
            <text:p>maternally expressed 3 [Source:HGNC Symbol;Acc:HGNC:14575]</text:p>
          </table:table-cell>
          <table:table-cell office:value-type="string">
            <text:p>MEG3</text:p>
          </table:table-cell>
        </table:table-row>
        <table:table-row table:style-name="ro2">
          <table:table-cell office:value-type="string">
            <text:p>ENSG00000011426</text:p>
          </table:table-cell>
          <table:table-cell office:value-type="string">
            <text:p>anillin, actin binding protein [Source:HGNC Symbol;Acc:HGNC:14082]</text:p>
          </table:table-cell>
          <table:table-cell office:value-type="string">
            <text:p>ANLN</text:p>
          </table:table-cell>
        </table:table-row>
        <table:table-row table:style-name="ro1">
          <table:table-cell office:value-type="string">
            <text:p>ENSG00000127564</text:p>
          </table:table-cell>
          <table:table-cell office:value-type="string">
            <text:p>protein kinase, membrane associated tyrosine/threonine 1 [Source:HGNC Symbol;Acc:HGNC:29650]</text:p>
          </table:table-cell>
          <table:table-cell office:value-type="string">
            <text:p>PKMYT1</text:p>
          </table:table-cell>
        </table:table-row>
        <table:table-row table:style-name="ro2">
          <table:table-cell office:value-type="string">
            <text:p>ENSG00000073111</text:p>
          </table:table-cell>
          <table:table-cell office:value-type="string">
            <text:p>minichromosome maintenance complex component 2 [Source:HGNC Symbol;Acc:HGNC:6944]</text:p>
          </table:table-cell>
          <table:table-cell office:value-type="string">
            <text:p>MCM2</text:p>
          </table:table-cell>
        </table:table-row>
        <table:table-row table:style-name="ro1">
          <table:table-cell office:value-type="string">
            <text:p>ENSG00000167900</text:p>
          </table:table-cell>
          <table:table-cell office:value-type="string">
            <text:p>thymidine kinase 1 [Source:HGNC Symbol;Acc:HGNC:11830]</text:p>
          </table:table-cell>
          <table:table-cell office:value-type="string">
            <text:p>TK1</text:p>
          </table:table-cell>
        </table:table-row>
        <table:table-row table:style-name="ro1">
          <table:table-cell office:value-type="string">
            <text:p>ENSG00000117399</text:p>
          </table:table-cell>
          <table:table-cell office:value-type="string">
            <text:p>cell division cycle 20 [Source:HGNC Symbol;Acc:HGNC:1723]</text:p>
          </table:table-cell>
          <table:table-cell office:value-type="string">
            <text:p>CDC20</text:p>
          </table:table-cell>
        </table:table-row>
        <table:table-row table:style-name="ro1">
          <table:table-cell office:value-type="string">
            <text:p>ENSG00000157456</text:p>
          </table:table-cell>
          <table:table-cell office:value-type="string">
            <text:p>cyclin B2 [Source:HGNC Symbol;Acc:HGNC:1580]</text:p>
          </table:table-cell>
          <table:table-cell office:value-type="string">
            <text:p>CCNB2</text:p>
          </table:table-cell>
        </table:table-row>
        <table:table-row table:style-name="ro2">
          <table:table-cell office:value-type="string">
            <text:p>ENSG00000112312</text:p>
          </table:table-cell>
          <table:table-cell office:value-type="string">
            <text:p>geminin DNA replication inhibitor [Source:HGNC Symbol;Acc:HGNC:17493]</text:p>
          </table:table-cell>
          <table:table-cell office:value-type="string">
            <text:p>GMNN</text:p>
          </table:table-cell>
        </table:table-row>
        <table:table-row table:style-name="ro1">
          <table:table-cell office:value-type="string">
            <text:p>ENSG00000131153</text:p>
          </table:table-cell>
          <table:table-cell office:value-type="string">
            <text:p>GINS complex subunit 2 [Source:HGNC Symbol;Acc:HGNC:24575]</text:p>
          </table:table-cell>
          <table:table-cell office:value-type="string">
            <text:p>GINS2</text:p>
          </table:table-cell>
        </table:table-row>
        <table:table-row table:style-name="ro2">
          <table:table-cell office:value-type="string">
            <text:p>ENSG00000149131</text:p>
          </table:table-cell>
          <table:table-cell office:value-type="string">
            <text:p>serpin family G member 1 [Source:HGNC Symbol;Acc:HGNC:1228]</text:p>
          </table:table-cell>
          <table:table-cell office:value-type="string">
            <text:p>SERPING1</text:p>
          </table:table-cell>
        </table:table-row>
        <table:table-row table:style-name="ro2">
          <table:table-cell office:value-type="string">
            <text:p>ENSG00000153066</text:p>
          </table:table-cell>
          <table:table-cell office:value-type="string">
            <text:p>thioredoxin domain containing 11 [Source:HGNC Symbol;Acc:HGNC:28030]</text:p>
          </table:table-cell>
          <table:table-cell office:value-type="string">
            <text:p>TXNDC11</text:p>
          </table:table-cell>
        </table:table-row>
        <table:table-row table:style-name="ro2">
          <table:table-cell office:value-type="string">
            <text:p>ENSG00000132465</text:p>
          </table:table-cell>
          <table:table-cell office:value-type="string">
            <text:p>joining chain of multimeric IgA and IgM [Source:HGNC Symbol;Acc:HGNC:5713]</text:p>
          </table:table-cell>
          <table:table-cell office:value-type="string">
            <text:p>JCHAIN</text:p>
          </table:table-cell>
        </table:table-row>
        <table:table-row table:style-name="ro1">
          <table:table-cell office:value-type="string">
            <text:p>ENSG00000159189</text:p>
          </table:table-cell>
          <table:table-cell office:value-type="string">
            <text:p>complement C1q C chain [Source:HGNC Symbol;Acc:HGNC:1245]</text:p>
          </table:table-cell>
          <table:table-cell office:value-type="string">
            <text:p>C1QC</text:p>
          </table:table-cell>
        </table:table-row>
        <table:table-row table:style-name="ro1">
          <table:table-cell office:value-type="string">
            <text:p>ENSG00000134057</text:p>
          </table:table-cell>
          <table:table-cell office:value-type="string">
            <text:p>cyclin B1 [Source:HGNC Symbol;Acc:HGNC:1579]</text:p>
          </table:table-cell>
          <table:table-cell office:value-type="string">
            <text:p>CCNB1</text:p>
          </table:table-cell>
        </table:table-row>
        <table:table-row table:style-name="ro2">
          <table:table-cell office:value-type="string">
            <text:p>ENSG00000159713</text:p>
          </table:table-cell>
          <table:table-cell office:value-type="string">
            <text:p>tubulin polymerization promoting protein family member 3 [Source:HGNC Symbol;Acc:HGNC:24162]</text:p>
          </table:table-cell>
          <table:table-cell office:value-type="string">
            <text:p>TPPP3</text:p>
          </table:table-cell>
        </table:table-row>
        <table:table-row table:style-name="ro2">
          <table:table-cell office:value-type="string">
            <text:p>ENSG00000089685</text:p>
          </table:table-cell>
          <table:table-cell office:value-type="string">
            <text:p>baculoviral IAP repeat containing 5 [Source:HGNC Symbol;Acc:HGNC:593]</text:p>
          </table:table-cell>
          <table:table-cell office:value-type="string">
            <text:p>BIRC5</text:p>
          </table:table-cell>
        </table:table-row>
        <table:table-row table:style-name="ro2">
          <table:table-cell office:value-type="string">
            <text:p>ENSG00000143891</text:p>
          </table:table-cell>
          <table:table-cell office:value-type="string">
            <text:p>galactose mutarotase [Source:HGNC Symbol;Acc:HGNC:24063]</text:p>
          </table:table-cell>
          <table:table-cell office:value-type="string">
            <text:p>GALM</text:p>
          </table:table-cell>
        </table:table-row>
        <table:table-row table:style-name="ro1">
          <table:table-cell office:value-type="string">
            <text:p>ENSG00000111665</text:p>
          </table:table-cell>
          <table:table-cell office:value-type="string">
            <text:p>cell division cycle associated 3 [Source:HGNC Symbol;Acc:HGNC:14624]</text:p>
          </table:table-cell>
          <table:table-cell office:value-type="string">
            <text:p>CDCA3</text:p>
          </table:table-cell>
        </table:table-row>
        <table:table-row table:style-name="ro1">
          <table:table-cell office:value-type="string">
            <text:p>ENSG00000076382</text:p>
          </table:table-cell>
          <table:table-cell office:value-type="string">
            <text:p>sperm associated antigen 5 [Source:HGNC Symbol;Acc:HGNC:13452]</text:p>
          </table:table-cell>
          <table:table-cell office:value-type="string">
            <text:p>SPAG5</text:p>
          </table:table-cell>
        </table:table-row>
        <table:table-row table:style-name="ro1">
          <table:table-cell office:value-type="string">
            <text:p>ENSG00000233392</text:p>
          </table:table-cell>
          <table:table-cell office:value-type="string">
            <text:p>up-regulated in colorectal cancer liver metastasis [Source:HGNC Symbol;Acc:HGNC:54869]</text:p>
          </table:table-cell>
          <table:table-cell office:value-type="string">
            <text:p>UICLM</text:p>
          </table:table-cell>
        </table:table-row>
        <table:table-row table:style-name="ro1">
          <table:table-cell office:value-type="string">
            <text:p>ENSG00000166851</text:p>
          </table:table-cell>
          <table:table-cell office:value-type="string">
            <text:p>polo like kinase 1 [Source:HGNC Symbol;Acc:HGNC:9077]</text:p>
          </table:table-cell>
          <table:table-cell office:value-type="string">
            <text:p>PLK1</text:p>
          </table:table-cell>
        </table:table-row>
        <table:table-row table:style-name="ro2">
          <table:table-cell office:value-type="string">
            <text:p>ENSG00000239264</text:p>
          </table:table-cell>
          <table:table-cell office:value-type="string">
            <text:p>thioredoxin domain containing 5 [Source:HGNC Symbol;Acc:HGNC:21073]</text:p>
          </table:table-cell>
          <table:table-cell office:value-type="string">
            <text:p>TXNDC5</text:p>
          </table:table-cell>
        </table:table-row>
        <table:table-row table:style-name="ro1">
          <table:table-cell office:value-type="string">
            <text:p>ENSG00000179639</text:p>
          </table:table-cell>
          <table:table-cell office:value-type="string">
            <text:p>Fc epsilon receptor Ia [Source:HGNC Symbol;Acc:HGNC:3609]</text:p>
          </table:table-cell>
          <table:table-cell office:value-type="string">
            <text:p>FCER1A</text:p>
          </table:table-cell>
        </table:table-row>
        <table:table-row table:style-name="ro1">
          <table:table-cell office:value-type="string">
            <text:p>ENSG00000274213</text:p>
          </table:table-cell>
          <table:table-cell office:value-type="string">
            <text:p>novel transcript</text:p>
          </table:table-cell>
          <table:table-cell/>
        </table:table-row>
        <table:table-row table:style-name="ro1">
          <table:table-cell office:value-type="string">
            <text:p>ENSG00000116663</text:p>
          </table:table-cell>
          <table:table-cell office:value-type="string">
            <text:p>F-box protein 6 [Source:HGNC Symbol;Acc:HGNC:13585]</text:p>
          </table:table-cell>
          <table:table-cell office:value-type="string">
            <text:p>FBXO6</text:p>
          </table:table-cell>
        </table:table-row>
        <table:table-row table:style-name="ro1">
          <table:table-cell office:value-type="string">
            <text:p>ENSG00000277224</text:p>
          </table:table-cell>
          <table:table-cell office:value-type="string">
            <text:p>H2B clustered histone 7 [Source:HGNC Symbol;Acc:HGNC:4752]</text:p>
          </table:table-cell>
          <table:table-cell office:value-type="string">
            <text:p>H2BC7</text:p>
          </table:table-cell>
        </table:table-row>
        <table:table-row table:style-name="ro2">
          <table:table-cell office:value-type="string">
            <text:p>ENSG00000233975</text:p>
          </table:table-cell>
          <table:table-cell office:value-type="string">
            <text:p>long intergenic non-protein coding RNA 2574 [Source:HGNC Symbol;Acc:HGNC:53746]</text:p>
          </table:table-cell>
          <table:table-cell office:value-type="string">
            <text:p>LINC02574</text:p>
          </table:table-cell>
        </table:table-row>
        <table:table-row table:style-name="ro1">
          <table:table-cell office:value-type="string">
            <text:p>ENSG00000260563</text:p>
          </table:table-cell>
          <table:table-cell office:value-type="string">
            <text:p>novel transcript</text:p>
          </table:table-cell>
          <table:table-cell/>
        </table:table-row>
        <table:table-row table:style-name="ro1">
          <table:table-cell office:value-type="string">
            <text:p>ENSG00000116133</text:p>
          </table:table-cell>
          <table:table-cell office:value-type="string">
            <text:p>24-dehydrocholesterol reductase [Source:HGNC Symbol;Acc:HGNC:2859]</text:p>
          </table:table-cell>
          <table:table-cell office:value-type="string">
            <text:p>DHCR24</text:p>
          </table:table-cell>
        </table:table-row>
        <table:table-row table:style-name="ro1">
          <table:table-cell office:value-type="string">
            <text:p>ENSG00000166451</text:p>
          </table:table-cell>
          <table:table-cell office:value-type="string">
            <text:p>centromere protein N [Source:HGNC Symbol;Acc:HGNC:30873]</text:p>
          </table:table-cell>
          <table:table-cell office:value-type="string">
            <text:p>CENPN</text:p>
          </table:table-cell>
        </table:table-row>
        <table:table-row table:style-name="ro1">
          <table:table-cell office:value-type="string">
            <text:p>ENSG00000136689</text:p>
          </table:table-cell>
          <table:table-cell office:value-type="string">
            <text:p>interleukin 1 receptor antagonist [Source:HGNC Symbol;Acc:HGNC:6000]</text:p>
          </table:table-cell>
          <table:table-cell office:value-type="string">
            <text:p>IL1RN</text:p>
          </table:table-cell>
        </table:table-row>
        <table:table-row table:style-name="ro1">
          <table:table-cell office:value-type="string">
            <text:p>ENSG00000051180</text:p>
          </table:table-cell>
          <table:table-cell office:value-type="string">
            <text:p>RAD51 recombinase [Source:HGNC Symbol;Acc:HGNC:9817]</text:p>
          </table:table-cell>
          <table:table-cell office:value-type="string">
            <text:p>RAD51</text:p>
          </table:table-cell>
        </table:table-row>
        <table:table-row table:style-name="ro1">
          <table:table-cell office:value-type="string">
            <text:p>ENSG00000149554</text:p>
          </table:table-cell>
          <table:table-cell office:value-type="string">
            <text:p>checkpoint kinase 1 [Source:HGNC Symbol;Acc:HGNC:1925]</text:p>
          </table:table-cell>
          <table:table-cell office:value-type="string">
            <text:p>CHEK1</text:p>
          </table:table-cell>
        </table:table-row>
        <table:table-row table:style-name="ro1">
          <table:table-cell office:value-type="string">
            <text:p>ENSG00000274290</text:p>
          </table:table-cell>
          <table:table-cell office:value-type="string">
            <text:p>H2B clustered histone 6 [Source:HGNC Symbol;Acc:HGNC:4753]</text:p>
          </table:table-cell>
          <table:table-cell office:value-type="string">
            <text:p>H2BC6</text:p>
          </table:table-cell>
        </table:table-row>
        <table:table-row table:style-name="ro1">
          <table:table-cell office:value-type="string">
            <text:p>ENSG00000270550</text:p>
          </table:table-cell>
          <table:table-cell office:value-type="string">
            <text:p>immunoglobulin heavy variable 3-30 [Source:HGNC Symbol;Acc:HGNC:5591]</text:p>
          </table:table-cell>
          <table:table-cell office:value-type="string">
            <text:p>IGHV3-30</text:p>
          </table:table-cell>
        </table:table-row>
        <table:table-row table:style-name="ro2">
          <table:table-cell office:value-type="string">
            <text:p>ENSG00000143367</text:p>
          </table:table-cell>
          <table:table-cell office:value-type="string">
            <text:p>tuftelin 1 [Source:HGNC Symbol;Acc:HGNC:12422]</text:p>
          </table:table-cell>
          <table:table-cell office:value-type="string">
            <text:p>TUFT1</text:p>
          </table:table-cell>
        </table:table-row>
        <table:table-row table:style-name="ro1">
          <table:table-cell office:value-type="string">
            <text:p>ENSG00000134690</text:p>
          </table:table-cell>
          <table:table-cell office:value-type="string">
            <text:p>cell division cycle associated 8 [Source:HGNC Symbol;Acc:HGNC:14629]</text:p>
          </table:table-cell>
          <table:table-cell office:value-type="string">
            <text:p>CDCA8</text:p>
          </table:table-cell>
        </table:table-row>
        <table:table-row table:style-name="ro2">
          <table:table-cell office:value-type="string">
            <text:p>ENSG00000111206</text:p>
          </table:table-cell>
          <table:table-cell office:value-type="string">
            <text:p>forkhead box M1 [Source:HGNC Symbol;Acc:HGNC:3818]</text:p>
          </table:table-cell>
          <table:table-cell office:value-type="string">
            <text:p>FOXM1</text:p>
          </table:table-cell>
        </table:table-row>
        <table:table-row table:style-name="ro2">
          <table:table-cell office:value-type="string">
            <text:p>ENSG00000101057</text:p>
          </table:table-cell>
          <table:table-cell office:value-type="string">
            <text:p>MYB proto-oncogene like 2 [Source:HGNC Symbol;Acc:HGNC:7548]</text:p>
          </table:table-cell>
          <table:table-cell office:value-type="string">
            <text:p>MYBL2</text:p>
          </table:table-cell>
        </table:table-row>
        <table:table-row table:style-name="ro1">
          <table:table-cell office:value-type="string">
            <text:p>ENSG00000121797</text:p>
          </table:table-cell>
          <table:table-cell office:value-type="string">
            <text:p>C-C motif chemokine receptor like 2 [Source:HGNC Symbol;Acc:HGNC:1612]</text:p>
          </table:table-cell>
          <table:table-cell office:value-type="string">
            <text:p>CCRL2</text:p>
          </table:table-cell>
        </table:table-row>
        <table:table-row table:style-name="ro1">
          <table:table-cell office:value-type="string">
            <text:p>ENSG00000243466</text:p>
          </table:table-cell>
          <table:table-cell office:value-type="string">
            <text:p>immunoglobulin kappa variable 1-5 [Source:HGNC Symbol;Acc:HGNC:5741]</text:p>
          </table:table-cell>
          <table:table-cell office:value-type="string">
            <text:p>IGKV1-5</text:p>
          </table:table-cell>
        </table:table-row>
        <table:table-row table:style-name="ro1">
          <table:table-cell office:value-type="string">
            <text:p>ENSG00000178445</text:p>
          </table:table-cell>
          <table:table-cell office:value-type="string">
            <text:p>glycine decarboxylase [Source:HGNC Symbol;Acc:HGNC:4313]</text:p>
          </table:table-cell>
          <table:table-cell office:value-type="string">
            <text:p>GLDC</text:p>
          </table:table-cell>
        </table:table-row>
        <table:table-row table:style-name="ro1">
          <table:table-cell office:value-type="string">
            <text:p>ENSG00000217275</text:p>
          </table:table-cell>
          <table:table-cell office:value-type="string">
            <text:p>ribosomal protein S10 (RPS10) pseudogene</text:p>
          </table:table-cell>
          <table:table-cell/>
        </table:table-row>
        <table:table-row table:style-name="ro1">
          <table:table-cell office:value-type="string">
            <text:p>ENSG00000166428</text:p>
          </table:table-cell>
          <table:table-cell office:value-type="string">
            <text:p>phospholipase D family member 4 [Source:HGNC Symbol;Acc:HGNC:23792]</text:p>
          </table:table-cell>
          <table:table-cell office:value-type="string">
            <text:p>PLD4</text:p>
          </table:table-cell>
        </table:table-row>
        <table:table-row table:style-name="ro1">
          <table:table-cell office:value-type="string">
            <text:p>ENSG00000211598</text:p>
          </table:table-cell>
          <table:table-cell office:value-type="string">
            <text:p>immunoglobulin kappa variable 4-1 [Source:HGNC Symbol;Acc:HGNC:5834]</text:p>
          </table:table-cell>
          <table:table-cell office:value-type="string">
            <text:p>IGKV4-1</text:p>
          </table:table-cell>
        </table:table-row>
        <table:table-row table:style-name="ro1">
          <table:table-cell office:value-type="string">
            <text:p>ENSG00000211938</text:p>
          </table:table-cell>
          <table:table-cell office:value-type="string">
            <text:p>immunoglobulin heavy variable 3-7 [Source:HGNC Symbol;Acc:HGNC:5620]</text:p>
          </table:table-cell>
          <table:table-cell office:value-type="string">
            <text:p>IGHV3-7</text:p>
          </table:table-cell>
        </table:table-row>
        <table:table-row table:style-name="ro1">
          <table:table-cell office:value-type="string">
            <text:p>ENSG00000278196</text:p>
          </table:table-cell>
          <table:table-cell office:value-type="string">
            <text:p>immunoglobulin lambda variable 2-8 [Source:HGNC Symbol;Acc:HGNC:5895]</text:p>
          </table:table-cell>
          <table:table-cell office:value-type="string">
            <text:p>IGLV2-8</text:p>
          </table:table-cell>
        </table:table-row>
        <table:table-row table:style-name="ro1">
          <table:table-cell office:value-type="string">
            <text:p>ENSG00000234290</text:p>
          </table:table-cell>
          <table:table-cell table:number-columns-repeated="2" office:value-type="string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8">01/18/2024</text:date>, <text:time>03:01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1-18T03:01:20</dc:date>
    <dc:creator>Kevin Keegan</dc:creator>
    <meta:generator>OpenOffice/4.1.14$Unix OpenOffice.org_project/4114m1$Build-9811</meta:generator>
    <meta:editing-duration>PT1M58S</meta:editing-duration>
    <meta:editing-cycles>1</meta:editing-cycles>
    <meta:document-statistic meta:table-count="1" meta:cell-count="221" meta:object-count="0"/>
  </office:meta>
</office:document-meta>
</file>